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65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SIGN</text:p>
          </draw:text-box>
        </draw:frame>
        <draw:frame draw:style-name="gr1" draw:text-style-name="P2" draw:layer="layout" svg:width="20.574cm" svg:height="9.906cm" svg:x="3.556cm" svg:y="4.318cm">
          <draw:text-box>
            <text:p text:style-name="P1"><text:s text:c="60"/>Our design practice offers a full range of services</text:p>
            <text:p text:style-name="P1"><text:s text:c="58"/>including brand strategy,interction and visual design</text:p>
            <text:p text:style-name="P1"><text:s text:c="77"/>and user experience testing</text:p>
            <text:p text:style-name="P1"><text:s text:c="60"/>Throughout your project, our designers create and </text:p>
            <text:p text:style-name="P1"><text:s text:c="60"/>implement visual design and workflows ,solicit user</text:p>
            <text:p text:style-name="P1"><text:s text:c="56"/>Feedback and work with you to make sure what gets built</text:p>
            <text:p text:style-name="P1"><text:s text:c="88"/>is what is needed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26:56.819457278</meta:creation-date>
    <dc:date>2021-04-18T12:37:36.442992729</dc:date>
    <meta:editing-duration>PT19S</meta:editing-duration>
    <meta:editing-cycles>1</meta:editing-cycles>
    <meta:document-statistic meta:object-count="25"/>
    <meta:generator>LibreOffice/6.4.6.2$Linux_X86_64 LibreOffice_project/40$Build-2</meta:generator>
  </office:meta>
</office:document-meta>
</file>